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style:style>
    <style:style style:name="P2" style:parent-style-name="ListParagraph" style:list-style-name="LFO2" style:family="paragraph"/>
    <style:style style:name="P3" style:parent-style-name="ListParagraph" style:list-style-name="LFO2" style:family="paragraph"/>
    <style:style style:name="P4" style:parent-style-name="ListParagraph" style:list-style-name="LFO2" style:family="paragraph"/>
    <style:style style:name="P5" style:parent-style-name="ListParagraph" style:list-style-name="LFO2" style:family="paragraph"/>
    <style:style style:name="P6" style:parent-style-name="Normal" style:family="paragraph">
      <style:paragraph-properties fo:text-indent="0.5in"/>
    </style:style>
    <style:style style:name="P7" style:parent-style-name="Normal" style:family="paragraph">
      <style:paragraph-properties fo:text-indent="0.5in"/>
    </style:style>
    <style:style style:name="P8" style:parent-style-name="Normal" style:family="paragraph">
      <style:paragraph-properties fo:text-indent="0.5in"/>
      <style:text-properties fo:language="vi" fo:country="VN"/>
    </style:style>
    <style:style style:name="TableColumn10" style:family="table-column">
      <style:table-column-properties style:column-width="3.2479in"/>
    </style:style>
    <style:style style:name="Table9" style:family="table">
      <style:table-properties style:width="3.2479in" fo:margin-left="0.7645in" table:align="left"/>
    </style:style>
    <style:style style:name="TableRow11" style:family="table-row">
      <style:table-row-properties/>
    </style:style>
    <style:style style:name="TableCell12" style:family="table-cell">
      <style:table-cell-properties fo:border="0.0069in solid #000000" style:writing-mode="lr-tb" fo:padding-top="0in" fo:padding-left="0.075in" fo:padding-bottom="0in" fo:padding-right="0.075in"/>
    </style:style>
    <style:style style:name="P13" style:parent-style-name="Normal" style:family="paragraph">
      <style:paragraph-properties fo:margin-bottom="0in" fo:line-height="100%"/>
      <style:text-properties fo:language="vi" fo:country="VN"/>
    </style:style>
    <style:style style:name="P14" style:parent-style-name="Normal" style:family="paragraph">
      <style:paragraph-properties fo:margin-bottom="0in" fo:line-height="100%"/>
      <style:text-properties fo:language="vi" fo:country="VN"/>
    </style:style>
    <style:style style:name="P15" style:parent-style-name="Normal" style:family="paragraph">
      <style:paragraph-properties fo:margin-bottom="0in" fo:line-height="100%"/>
      <style:text-properties fo:language="vi" fo:country="VN"/>
    </style:style>
    <style:style style:name="P16" style:parent-style-name="Normal" style:family="paragraph">
      <style:paragraph-properties fo:margin-bottom="0in" fo:line-height="100%"/>
      <style:text-properties fo:language="vi" fo:country="VN"/>
    </style:style>
    <style:style style:name="P17" style:parent-style-name="Normal" style:family="paragraph">
      <style:paragraph-properties fo:margin-bottom="0in" fo:line-height="100%"/>
      <style:text-properties fo:language="vi" fo:country="VN"/>
    </style:style>
    <style:style style:name="P18" style:parent-style-name="Normal" style:family="paragraph">
      <style:paragraph-properties fo:margin-bottom="0in" fo:line-height="100%"/>
      <style:text-properties fo:language="vi" fo:country="VN"/>
    </style:style>
    <style:style style:name="P19" style:parent-style-name="Normal" style:family="paragraph">
      <style:paragraph-properties fo:margin-bottom="0in" fo:line-height="100%"/>
      <style:text-properties fo:language="vi" fo:country="VN"/>
    </style:style>
    <style:style style:name="P20" style:parent-style-name="Normal" style:family="paragraph">
      <style:paragraph-properties fo:margin-bottom="0in" fo:line-height="100%"/>
      <style:text-properties fo:language="vi" fo:country="VN"/>
    </style:style>
    <style:style style:name="P21" style:parent-style-name="Normal" style:family="paragraph">
      <style:paragraph-properties fo:margin-bottom="0in" fo:line-height="100%"/>
      <style:text-properties fo:language="vi" fo:country="VN"/>
    </style:style>
    <style:style style:name="P22" style:parent-style-name="Normal" style:family="paragraph">
      <style:paragraph-properties fo:margin-bottom="0in" fo:line-height="100%"/>
      <style:text-properties fo:language="vi" fo:country="VN"/>
    </style:style>
    <style:style style:name="P23" style:parent-style-name="Normal" style:family="paragraph">
      <style:paragraph-properties fo:margin-bottom="0in" fo:line-height="100%"/>
      <style:text-properties fo:language="vi" fo:country="VN"/>
    </style:style>
    <style:style style:name="P24" style:parent-style-name="Normal" style:family="paragraph">
      <style:paragraph-properties fo:text-indent="0.5in"/>
      <style:text-properties fo:language="vi" fo:country="VN"/>
    </style:style>
    <style:style style:name="TableColumn26" style:family="table-column">
      <style:table-column-properties style:column-width="5.8076in"/>
    </style:style>
    <style:style style:name="Table25" style:family="table">
      <style:table-properties style:width="5.8076in" fo:margin-left="0.5673in" table:align="left"/>
    </style:style>
    <style:style style:name="TableRow27" style:family="table-row">
      <style:table-row-properties/>
    </style:style>
    <style:style style:name="TableCell28" style:family="table-cell">
      <style:table-cell-properties fo:border="0.0069in solid #000000" style:writing-mode="lr-tb" fo:padding-top="0in" fo:padding-left="0.075in" fo:padding-bottom="0in" fo:padding-right="0.075in"/>
    </style:style>
    <style:style style:name="P29" style:parent-style-name="Normal" style:family="paragraph">
      <style:paragraph-properties fo:margin-bottom="0in" fo:line-height="100%"/>
    </style:style>
    <style:style style:name="P30" style:parent-style-name="Normal" style:family="paragraph">
      <style:paragraph-properties fo:margin-bottom="0in" fo:line-height="100%"/>
    </style:style>
    <style:style style:name="P31" style:parent-style-name="Normal" style:family="paragraph">
      <style:paragraph-properties fo:margin-bottom="0in" fo:line-height="100%"/>
    </style:style>
    <style:style style:name="P32" style:parent-style-name="Normal" style:family="paragraph">
      <style:paragraph-properties fo:margin-bottom="0in" fo:line-height="100%"/>
    </style:style>
    <style:style style:name="P33" style:parent-style-name="Normal" style:family="paragraph">
      <style:paragraph-properties fo:margin-bottom="0in" fo:line-height="100%"/>
    </style:style>
    <style:style style:name="P34" style:parent-style-name="Normal" style:family="paragraph">
      <style:paragraph-properties fo:margin-bottom="0in" fo:line-height="100%"/>
    </style:style>
    <style:style style:name="P35" style:parent-style-name="Normal" style:family="paragraph">
      <style:paragraph-properties fo:margin-bottom="0in" fo:line-height="100%"/>
    </style:style>
    <style:style style:name="P36" style:parent-style-name="Normal" style:family="paragraph">
      <style:paragraph-properties fo:margin-bottom="0in" fo:line-height="100%"/>
    </style:style>
    <style:style style:name="P37" style:parent-style-name="Normal" style:family="paragraph">
      <style:paragraph-properties fo:margin-bottom="0in" fo:line-height="100%"/>
    </style:style>
    <style:style style:name="P38" style:parent-style-name="Normal" style:family="paragraph">
      <style:paragraph-properties fo:margin-bottom="0in" fo:line-height="100%"/>
    </style:style>
    <style:style style:name="P39" style:parent-style-name="Normal" style:family="paragraph">
      <style:paragraph-properties fo:margin-bottom="0in" fo:line-height="100%"/>
    </style:style>
    <style:style style:name="P40" style:parent-style-name="Normal" style:family="paragraph">
      <style:paragraph-properties fo:margin-bottom="0in" fo:line-height="100%"/>
    </style:style>
    <style:style style:name="P41" style:parent-style-name="Normal" style:family="paragraph">
      <style:paragraph-properties fo:margin-bottom="0in" fo:line-height="100%"/>
    </style:style>
    <style:style style:name="P42" style:parent-style-name="Normal" style:family="paragraph">
      <style:paragraph-properties fo:margin-bottom="0in" fo:line-height="100%"/>
    </style:style>
    <style:style style:name="P43" style:parent-style-name="Normal" style:family="paragraph">
      <style:paragraph-properties fo:margin-bottom="0in" fo:line-height="100%"/>
    </style:style>
    <style:style style:name="P44" style:parent-style-name="Normal" style:family="paragraph">
      <style:paragraph-properties fo:margin-bottom="0in" fo:line-height="100%"/>
    </style:style>
    <style:style style:name="P45" style:parent-style-name="Normal" style:family="paragraph">
      <style:paragraph-properties fo:margin-bottom="0in" fo:line-height="100%"/>
    </style:style>
    <style:style style:name="P46" style:parent-style-name="Normal" style:family="paragraph">
      <style:paragraph-properties fo:margin-bottom="0in" fo:line-height="100%"/>
    </style:style>
    <style:style style:name="P47" style:parent-style-name="Normal" style:family="paragraph">
      <style:paragraph-properties fo:margin-bottom="0in" fo:line-height="100%"/>
    </style:style>
    <style:style style:name="P48" style:parent-style-name="Normal" style:family="paragraph">
      <style:paragraph-properties fo:margin-bottom="0in" fo:line-height="100%"/>
    </style:style>
    <style:style style:name="P49" style:parent-style-name="Normal" style:family="paragraph">
      <style:paragraph-properties fo:margin-bottom="0in" fo:line-height="100%"/>
    </style:style>
    <style:style style:name="P50" style:parent-style-name="Normal" style:family="paragraph">
      <style:paragraph-properties fo:margin-bottom="0in" fo:line-height="100%"/>
    </style:style>
    <style:style style:name="TableRow51" style:family="table-row">
      <style:table-row-properties/>
    </style:style>
    <style:style style:name="TableCell52" style:family="table-cell">
      <style:table-cell-properties fo:border="0.0069in solid #000000" style:writing-mode="lr-tb" fo:padding-top="0in" fo:padding-left="0.075in" fo:padding-bottom="0in" fo:padding-right="0.075in"/>
    </style:style>
    <style:style style:name="P53" style:parent-style-name="Normal" style:family="paragraph">
      <style:paragraph-properties fo:margin-bottom="0in" fo:line-height="100%"/>
    </style:style>
    <style:style style:name="P54" style:parent-style-name="Normal" style:family="paragraph">
      <style:paragraph-properties fo:margin-bottom="0in" fo:line-height="100%"/>
    </style:style>
    <style:style style:name="P55" style:parent-style-name="Normal" style:family="paragraph">
      <style:paragraph-properties fo:margin-bottom="0in" fo:line-height="100%"/>
    </style:style>
    <style:style style:name="P56" style:parent-style-name="Normal" style:family="paragraph">
      <style:paragraph-properties fo:margin-bottom="0in" fo:line-height="100%"/>
    </style:style>
    <style:style style:name="P57" style:parent-style-name="Normal" style:family="paragraph">
      <style:paragraph-properties fo:margin-bottom="0in" fo:line-height="100%"/>
    </style:style>
    <style:style style:name="TableRow58" style:family="table-row">
      <style:table-row-properties/>
    </style:style>
    <style:style style:name="TableCell59" style:family="table-cell">
      <style:table-cell-properties fo:border="0.0069in solid #000000" style:writing-mode="lr-tb" fo:padding-top="0in" fo:padding-left="0.075in" fo:padding-bottom="0in" fo:padding-right="0.075in"/>
    </style:style>
    <style:style style:name="P60" style:parent-style-name="Normal" style:family="paragraph">
      <style:paragraph-properties fo:margin-bottom="0in" fo:line-height="100%"/>
    </style:style>
    <style:style style:name="P61" style:parent-style-name="Normal" style:family="paragraph">
      <style:paragraph-properties fo:margin-bottom="0in" fo:line-height="100%"/>
    </style:style>
    <style:style style:name="P62" style:parent-style-name="Normal" style:family="paragraph">
      <style:paragraph-properties fo:margin-bottom="0in" fo:line-height="100%"/>
    </style:style>
    <style:style style:name="P63" style:parent-style-name="Normal" style:family="paragraph">
      <style:paragraph-properties fo:margin-bottom="0in" fo:line-height="100%"/>
    </style:style>
    <style:style style:name="P64" style:parent-style-name="Normal" style:family="paragraph">
      <style:paragraph-properties fo:margin-bottom="0in" fo:line-height="100%"/>
    </style:style>
    <style:style style:name="TableRow65" style:family="table-row">
      <style:table-row-properties/>
    </style:style>
    <style:style style:name="TableCell66" style:family="table-cell">
      <style:table-cell-properties fo:border="0.0069in solid #000000" style:writing-mode="lr-tb" fo:padding-top="0in" fo:padding-left="0.075in" fo:padding-bottom="0in" fo:padding-right="0.075in"/>
    </style:style>
    <style:style style:name="P67" style:parent-style-name="Normal" style:family="paragraph">
      <style:paragraph-properties fo:margin-bottom="0in" fo:line-height="100%"/>
    </style:style>
    <style:style style:name="P68" style:parent-style-name="Normal" style:family="paragraph">
      <style:paragraph-properties fo:margin-bottom="0in" fo:line-height="100%"/>
    </style:style>
    <style:style style:name="P69" style:parent-style-name="Normal" style:family="paragraph">
      <style:paragraph-properties fo:margin-bottom="0in" fo:line-height="100%"/>
    </style:style>
    <style:style style:name="P70" style:parent-style-name="Normal" style:family="paragraph">
      <style:paragraph-properties fo:margin-bottom="0in" fo:line-height="100%"/>
    </style:style>
    <style:style style:name="P71" style:parent-style-name="Normal" style:family="paragraph">
      <style:paragraph-properties fo:margin-bottom="0in" fo:line-height="100%"/>
    </style:style>
    <style:style style:name="P72" style:parent-style-name="Normal" style:family="paragraph">
      <style:paragraph-properties fo:margin-bottom="0in" fo:line-height="100%"/>
    </style:style>
    <style:style style:name="P73" style:parent-style-name="Normal" style:family="paragraph">
      <style:paragraph-properties fo:margin-bottom="0in" fo:line-height="100%"/>
    </style:style>
    <style:style style:name="P74" style:parent-style-name="Normal" style:family="paragraph">
      <style:paragraph-properties fo:margin-bottom="0in" fo:line-height="100%"/>
    </style:style>
    <style:style style:name="P75" style:parent-style-name="Normal" style:family="paragraph">
      <style:paragraph-properties fo:margin-bottom="0in" fo:line-height="100%"/>
    </style:style>
    <style:style style:name="P76" style:parent-style-name="Normal" style:family="paragraph">
      <style:paragraph-properties fo:margin-bottom="0in" fo:line-height="100%"/>
    </style:style>
    <style:style style:name="TableColumn78" style:family="table-column">
      <style:table-column-properties style:column-width="4.4298in"/>
    </style:style>
    <style:style style:name="Table77" style:family="table">
      <style:table-properties style:width="4.4298in" fo:margin-left="0.5673in" table:align="left"/>
    </style:style>
    <style:style style:name="TableRow79" style:family="table-row">
      <style:table-row-properties/>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style>
    <style:style style:name="P82" style:parent-style-name="Normal" style:family="paragraph">
      <style:paragraph-properties fo:margin-bottom="0in" fo:line-height="100%"/>
    </style:style>
    <style:style style:name="P83" style:parent-style-name="Normal" style:family="paragraph">
      <style:paragraph-properties fo:margin-bottom="0in" fo:line-height="100%"/>
    </style:style>
    <style:style style:name="P84" style:parent-style-name="Normal" style:family="paragraph">
      <style:paragraph-properties fo:margin-bottom="0in" fo:line-height="100%"/>
    </style:style>
    <style:style style:name="P85" style:parent-style-name="Normal" style:family="paragraph">
      <style:paragraph-properties fo:margin-bottom="0in" fo:line-height="100%"/>
    </style:style>
    <style:style style:name="P86" style:parent-style-name="Normal" style:family="paragraph">
      <style:paragraph-properties fo:margin-bottom="0in" fo:line-height="100%"/>
    </style:style>
    <style:style style:name="P87" style:parent-style-name="Normal" style:family="paragraph">
      <style:paragraph-properties fo:margin-bottom="0in" fo:line-height="100%"/>
    </style:style>
    <style:style style:name="P88" style:parent-style-name="Normal" style:family="paragraph">
      <style:paragraph-properties fo:margin-bottom="0in" fo:line-height="100%"/>
    </style:style>
    <style:style style:name="P89" style:parent-style-name="Normal" style:family="paragraph">
      <style:paragraph-properties fo:margin-bottom="0in" fo:line-height="100%"/>
    </style:style>
    <style:style style:name="P90" style:parent-style-name="Normal" style:family="paragraph">
      <style:paragraph-properties fo:margin-bottom="0in" fo:line-height="100%"/>
    </style:style>
    <style:style style:name="P91" style:parent-style-name="Normal" style:family="paragraph">
      <style:paragraph-properties fo:margin-bottom="0in" fo:line-height="100%"/>
    </style:style>
    <style:style style:name="P92" style:parent-style-name="Normal" style:family="paragraph">
      <style:paragraph-properties fo:margin-bottom="0in" fo:line-height="100%"/>
    </style:style>
    <style:style style:name="P93" style:parent-style-name="Normal" style:family="paragraph">
      <style:paragraph-properties fo:margin-bottom="0in" fo:line-height="100%"/>
    </style:style>
    <style:style style:name="P94" style:parent-style-name="Normal" style:family="paragraph">
      <style:paragraph-properties fo:margin-bottom="0in" fo:line-height="100%"/>
    </style:style>
    <style:style style:name="P95" style:parent-style-name="Normal" style:family="paragraph">
      <style:paragraph-properties fo:margin-bottom="0in" fo:line-height="100%"/>
    </style:style>
    <style:style style:name="TableColumn97" style:family="table-column">
      <style:table-column-properties style:column-width="4.4298in"/>
    </style:style>
    <style:style style:name="Table96" style:family="table">
      <style:table-properties style:width="4.4298in" fo:margin-left="0.5673in" table:align="left"/>
    </style:style>
    <style:style style:name="TableRow98" style:family="table-row">
      <style:table-row-properties/>
    </style:style>
    <style:style style:name="TableCell99" style:family="table-cell">
      <style:table-cell-properties fo:border="0.0069in solid #000000" style:writing-mode="lr-tb" fo:padding-top="0in" fo:padding-left="0.075in" fo:padding-bottom="0in" fo:padding-right="0.075in"/>
    </style:style>
    <style:style style:name="P100" style:parent-style-name="Normal" style:family="paragraph">
      <style:paragraph-properties fo:margin-bottom="0in" fo:line-height="100%"/>
    </style:style>
    <style:style style:name="P101" style:parent-style-name="Normal" style:family="paragraph">
      <style:paragraph-properties fo:margin-bottom="0in" fo:line-height="100%"/>
    </style:style>
    <style:style style:name="P102" style:parent-style-name="Normal" style:family="paragraph">
      <style:paragraph-properties fo:margin-bottom="0in" fo:line-height="100%"/>
    </style:style>
    <style:style style:name="P103" style:parent-style-name="Normal" style:family="paragraph">
      <style:paragraph-properties fo:margin-bottom="0in" fo:line-height="100%"/>
    </style:style>
    <style:style style:name="P104" style:parent-style-name="Normal" style:family="paragraph">
      <style:paragraph-properties fo:margin-bottom="0in" fo:line-height="100%"/>
    </style:style>
    <style:style style:name="P105" style:parent-style-name="Normal" style:family="paragraph">
      <style:paragraph-properties fo:margin-bottom="0in" fo:line-height="100%"/>
    </style:style>
    <style:style style:name="P106" style:parent-style-name="Normal" style:family="paragraph">
      <style:paragraph-properties fo:margin-bottom="0in" fo:line-height="100%"/>
    </style:style>
    <style:style style:name="P107" style:parent-style-name="Normal" style:family="paragraph">
      <style:paragraph-properties fo:margin-bottom="0in" fo:line-height="100%"/>
    </style:style>
    <style:style style:name="P108" style:parent-style-name="Normal" style:family="paragraph">
      <style:paragraph-properties fo:margin-bottom="0in" fo:line-height="100%"/>
    </style:style>
    <style:style style:name="P109" style:parent-style-name="Normal" style:family="paragraph">
      <style:paragraph-properties fo:margin-bottom="0in" fo:line-height="100%"/>
    </style:style>
    <style:style style:name="P110" style:parent-style-name="Normal" style:family="paragraph">
      <style:paragraph-properties fo:margin-bottom="0in" fo:line-height="100%"/>
    </style:style>
    <style:style style:name="P111" style:parent-style-name="Normal" style:family="paragraph">
      <style:paragraph-properties fo:text-indent="0.5in"/>
    </style:style>
    <style:style style:name="P112" style:parent-style-name="Normal" style:family="paragraph">
      <style:paragraph-properties fo:text-indent="0.5in"/>
    </style:style>
    <style:style style:name="TableColumn114" style:family="table-column">
      <style:table-column-properties style:column-width="5.2173in"/>
    </style:style>
    <style:style style:name="Table113" style:family="table">
      <style:table-properties style:width="5.2173in" fo:margin-left="0.5673in" table:align="left"/>
    </style:style>
    <style:style style:name="TableRow115" style:family="table-row">
      <style:table-row-properties/>
    </style:style>
    <style:style style:name="TableCell116" style:family="table-cell">
      <style:table-cell-properties fo:border="0.0069in solid #000000" style:writing-mode="lr-tb" fo:padding-top="0in" fo:padding-left="0.075in" fo:padding-bottom="0in" fo:padding-right="0.075in"/>
    </style:style>
    <style:style style:name="P117" style:parent-style-name="Normal" style:family="paragraph">
      <style:paragraph-properties fo:margin-bottom="0in" fo:line-height="100%"/>
    </style:style>
    <style:style style:name="P118" style:parent-style-name="Normal" style:family="paragraph">
      <style:paragraph-properties fo:margin-bottom="0in" fo:line-height="100%"/>
    </style:style>
    <style:style style:name="P119" style:parent-style-name="Normal" style:family="paragraph">
      <style:paragraph-properties fo:margin-bottom="0in" fo:line-height="100%"/>
    </style:style>
    <style:style style:name="P120" style:parent-style-name="Normal" style:family="paragraph">
      <style:paragraph-properties fo:margin-bottom="0in" fo:line-height="100%"/>
    </style:style>
    <style:style style:name="P121" style:parent-style-name="Normal" style:family="paragraph">
      <style:paragraph-properties fo:margin-bottom="0in" fo:line-height="100%"/>
    </style:style>
    <style:style style:name="P122" style:parent-style-name="Normal" style:family="paragraph">
      <style:paragraph-properties fo:margin-bottom="0in" fo:line-height="100%"/>
    </style:style>
    <style:style style:name="P123" style:parent-style-name="Normal" style:family="paragraph">
      <style:paragraph-properties fo:margin-bottom="0in" fo:line-height="100%"/>
    </style:style>
    <style:style style:name="P124" style:parent-style-name="Normal" style:family="paragraph">
      <style:paragraph-properties fo:margin-bottom="0in" fo:line-height="100%"/>
    </style:style>
    <style:style style:name="P125" style:parent-style-name="Normal" style:family="paragraph">
      <style:paragraph-properties fo:margin-bottom="0in" fo:line-height="100%"/>
    </style:style>
    <style:style style:name="P126" style:parent-style-name="Normal" style:family="paragraph">
      <style:paragraph-properties fo:margin-bottom="0in" fo:line-height="100%"/>
    </style:style>
    <style:style style:name="P127" style:parent-style-name="Normal" style:family="paragraph">
      <style:paragraph-properties fo:margin-bottom="0in" fo:line-height="100%"/>
    </style:style>
    <style:style style:name="TableColumn129" style:family="table-column">
      <style:table-column-properties style:column-width="5.2173in"/>
    </style:style>
    <style:style style:name="Table128" style:family="table">
      <style:table-properties style:width="5.2173in" fo:margin-left="0.5673in" table:align="left"/>
    </style:style>
    <style:style style:name="TableRow130" style:family="table-row">
      <style:table-row-properties/>
    </style:style>
    <style:style style:name="TableCell131" style:family="table-cell">
      <style:table-cell-properties fo:border="0.0069in solid #000000" style:writing-mode="lr-tb" fo:padding-top="0in" fo:padding-left="0.075in" fo:padding-bottom="0in" fo:padding-right="0.075in"/>
    </style:style>
    <style:style style:name="P132" style:parent-style-name="Normal" style:family="paragraph">
      <style:paragraph-properties fo:margin-bottom="0in" fo:line-height="100%"/>
    </style:style>
    <style:style style:name="P133" style:parent-style-name="Normal" style:family="paragraph">
      <style:paragraph-properties fo:margin-bottom="0in" fo:line-height="100%"/>
    </style:style>
    <style:style style:name="P134" style:parent-style-name="Normal" style:family="paragraph">
      <style:paragraph-properties fo:margin-bottom="0in" fo:line-height="100%"/>
    </style:style>
    <style:style style:name="P135" style:parent-style-name="Normal" style:family="paragraph">
      <style:paragraph-properties fo:margin-bottom="0in" fo:line-height="100%"/>
    </style:style>
    <style:style style:name="P136" style:parent-style-name="Normal" style:family="paragraph">
      <style:paragraph-properties fo:margin-bottom="0in" fo:line-height="100%"/>
    </style:style>
    <style:style style:name="P137" style:parent-style-name="Normal" style:family="paragraph">
      <style:paragraph-properties fo:margin-bottom="0in" fo:line-height="100%"/>
    </style:style>
    <style:style style:name="P138" style:parent-style-name="Normal" style:family="paragraph">
      <style:paragraph-properties fo:margin-bottom="0in" fo:line-height="100%"/>
    </style:style>
    <style:style style:name="P139" style:parent-style-name="Normal" style:family="paragraph">
      <style:paragraph-properties fo:margin-bottom="0in" fo:line-height="100%"/>
    </style:style>
    <style:style style:name="P140" style:parent-style-name="Normal" style:family="paragraph">
      <style:paragraph-properties fo:margin-bottom="0in" fo:line-height="100%"/>
    </style:style>
    <style:style style:name="P141" style:parent-style-name="Normal" style:family="paragraph">
      <style:paragraph-properties fo:margin-bottom="0in" fo:line-height="100%"/>
    </style:style>
    <style:style style:name="P142" style:parent-style-name="Normal" style:family="paragraph">
      <style:paragraph-properties fo:margin-bottom="0in" fo:line-height="100%"/>
    </style:style>
    <style:style style:name="P143" style:parent-style-name="Normal" style:family="paragraph">
      <style:paragraph-properties fo:margin-bottom="0in" fo:line-height="100%"/>
    </style:style>
    <style:style style:name="TableColumn145" style:family="table-column">
      <style:table-column-properties style:column-width="5.2173in"/>
    </style:style>
    <style:style style:name="Table144" style:family="table">
      <style:table-properties style:width="5.2173in" fo:margin-left="0.5673in" table:align="left"/>
    </style:style>
    <style:style style:name="TableRow146" style:family="table-row">
      <style:table-row-properties/>
    </style:style>
    <style:style style:name="TableCell147" style:family="table-cell">
      <style:table-cell-properties fo:border="0.0069in solid #000000" style:writing-mode="lr-tb" fo:padding-top="0in" fo:padding-left="0.075in" fo:padding-bottom="0in" fo:padding-right="0.075in"/>
    </style:style>
    <style:style style:name="P148" style:parent-style-name="Normal" style:family="paragraph">
      <style:paragraph-properties fo:margin-bottom="0in" fo:line-height="100%"/>
    </style:style>
    <style:style style:name="P149" style:parent-style-name="Normal" style:family="paragraph">
      <style:paragraph-properties fo:margin-bottom="0in" fo:line-height="100%"/>
    </style:style>
    <style:style style:name="P150" style:parent-style-name="Normal" style:family="paragraph">
      <style:paragraph-properties fo:margin-bottom="0in" fo:line-height="100%"/>
    </style:style>
    <style:style style:name="P151" style:parent-style-name="Normal" style:family="paragraph">
      <style:paragraph-properties fo:margin-bottom="0in" fo:line-height="100%"/>
    </style:style>
    <style:style style:name="P152" style:parent-style-name="Normal" style:family="paragraph">
      <style:paragraph-properties fo:margin-bottom="0in" fo:line-height="100%"/>
    </style:style>
    <style:style style:name="P153" style:parent-style-name="Normal" style:family="paragraph">
      <style:paragraph-properties fo:margin-bottom="0in" fo:line-height="100%"/>
    </style:style>
    <style:style style:name="P154" style:parent-style-name="Normal" style:family="paragraph">
      <style:paragraph-properties fo:margin-bottom="0in" fo:line-height="100%"/>
    </style:style>
    <style:style style:name="P155" style:parent-style-name="Normal" style:family="paragraph">
      <style:paragraph-properties fo:margin-bottom="0in" fo:line-height="100%"/>
    </style:style>
    <style:style style:name="P156" style:parent-style-name="Normal" style:family="paragraph">
      <style:paragraph-properties fo:margin-bottom="0in" fo:line-height="100%"/>
    </style:style>
    <style:style style:name="P157" style:parent-style-name="Normal" style:family="paragraph">
      <style:paragraph-properties fo:margin-bottom="0in" fo:line-height="100%"/>
    </style:style>
    <style:style style:name="P158" style:parent-style-name="Normal" style:family="paragraph">
      <style:paragraph-properties fo:margin-bottom="0in" fo:line-height="100%"/>
    </style:style>
    <style:style style:name="P159" style:parent-style-name="Normal" style:family="paragraph">
      <style:paragraph-properties fo:text-indent="0.5in"/>
    </style:style>
  </office:automatic-styles>
  <office:body>
    <office:text text:use-soft-page-breaks="true">
      <text:p text:style-name="P1">Tìm hiểu dịch vụ NFS.</text:p>
      <text:p text:style-name="Normal">Mục lục:</text:p>
      <text:list text:style-name="LFO2" text:continue-numbering="true">
        <text:list-item>
          <text:p text:style-name="P2">Định nghĩa</text:p>
        </text:list-item>
        <text:list-item>
          <text:p text:style-name="P3">Cấu hình<text:s/></text:p>
        </text:list-item>
        <text:list-item>
          <text:p text:style-name="P4">Ví dụ</text:p>
        </text:list-item>
        <text:list-item>
          <text:p text:style-name="P5">Nguồn</text:p>
        </text:list-item>
      </text:list>
      <text:p text:style-name="Normal">1.. Định nghĩa</text:p>
      <text:p text:style-name="Normal">- DNS viết tắt<text:s/>Domain Name System, là hệ thống phân giải tên miền, cho phép host có thể từ Domain tìm ra được Ip address</text:p>
      <text:p text:style-name="Normal">- Dễ hiểu, DNS giống như cuốn danh bạ</text:p>
      <text:p text:style-name="Normal">- Mỗi hệ thống khác nhau thường có DNS server riêng</text:p>
      <text:p text:style-name="Normal">-<text:s/>INTERNIC (Internet Network Information Center) chịu trách nhiệm theo dõi các tên miền và các DNS server tương ứng. INTERNIC là một tổ chức được thành lập bởi NFS (National Science Foundation), AT&amp;T và Network Solution, chịu trách nhiệm đăng ký các tên miền của Internet. INTERNIC chỉ có nhiệm vụ quản lý tất cả các DNS server trên Internet chứ không có nhiệm vụ phân giải tên cho từng địa chỉ.</text:p>
      <text:p text:style-name="Normal">- File cấu hình chính:<text:s/>/etc/named.conf</text:p>
      <text:p text:style-name="Normal">2. Cấu hình</text:p>
      <text:p text:style-name="Normal">- Sẽ gồm 2 phần: DNS server và<text:s/>Master/Slave DNS</text:p>
      <text:p text:style-name="P6">+ DNS server: dịch vụ chính, gọi là Master DNS server</text:p>
      <text:p text:style-name="P7">+ Slave DNS là DNS server dự phòng, được sử dụng khi Master DNS server gặp sự cố</text:p>
      <text:p text:style-name="Normal">Tại<text:s/>DNS server:</text:p>
      <text:p text:style-name="Normal">- Đặt ip tĩnh cho DNS server (/etc/sysconfig/network-scripts/ifcf-xxxxx)</text:p>
      <text:p text:style-name="Normal"><text:tab/>+ Trong file<text:s/>(/etc/sysconfig/network-scripts/ifcf-xxxxx)</text:p>
      <text:p text:style-name="P8"/>
      <table:table table:style-name="Table9">
        <table:table-columns>
          <table:table-column table:style-name="TableColumn10"/>
        </table:table-columns>
        <table:table-row table:style-name="TableRow11">
          <table:table-cell table:style-name="TableCell12">
            <text:p text:style-name="P13">TYPE="Ethernet"</text:p>
            <text:p text:style-name="P14">BOOTPROTO="static"</text:p>
            <text:soft-page-break/>
            <text:p text:style-name="P15">IPADDR=XXXX</text:p>
            <text:p text:style-name="P16">NETMASK=XXXX</text:p>
            <text:p text:style-name="P17">GATEWAY=XXXXX</text:p>
            <text:p text:style-name="P18">DNS1=XXXXXXX</text:p>
            <text:p text:style-name="P19">DEFROUTE="yes"</text:p>
            <text:p text:style-name="P20">IPV4_FAILURE_FATAL="no"</text:p>
            <text:p text:style-name="P21">NAME="eno16777736"</text:p>
            <text:p text:style-name="P22">DEVICE="eno16777736"</text:p>
            <text:p text:style-name="P23">ONBOOT="yes"</text:p>
          </table:table-cell>
        </table:table-row>
      </table:table>
      <text:p text:style-name="P24"/>
      <text:p text:style-name="Normal">- Cài đặt DNS service</text:p>
      <text:p text:style-name="Normal"><text:tab/>+<text:s/>yum install bind bind-utils -y</text:p>
      <text:p text:style-name="Normal"><text:tab/>+ Hoặc:<text:s/>yum install bind* -y</text:p>
      <text:p text:style-name="Normal">- Cấu hình main file (/etc/named.conf)</text:p>
      <text:p text:style-name="Normal"><text:tab/>+<text:s/>Thêm trong file, đoạn cầu chỉ các option cho server</text:p>
      <text:p text:style-name="Normal"><text:tab/>+ Đoạn 1 chỉ các option cho server</text:p>
      <text:p text:style-name="Normal"><text:tab/>+ Đoạn 2 chỉ tùy chinh cho dải IP cấp phát</text:p>
      <table:table table:style-name="Table25">
        <table:table-columns>
          <table:table-column table:style-name="TableColumn26"/>
        </table:table-columns>
        <table:table-row table:style-name="TableRow27">
          <table:table-cell table:style-name="TableCell28">
            <text:p text:style-name="P29">options</text:p>
            <text:p text:style-name="P30">{</text:p>
            <text:p text:style-name="P31">query-source port 53;</text:p>
            <text:p text:style-name="P32">query-source-v6 port 53;</text:p>
            <text:p text:style-name="P33">directory "/var/named";</text:p>
            <text:p text:style-name="P34">dump-file "/var/named/data/cache_dump.db";</text:p>
            <text:p text:style-name="P35">statistics-file "/var/named/data/named_stats.txt";</text:p>
            <text:p text:style-name="P36">memstatistics-file "/var/named/data/named_mem_stats.txt";</text:p>
            <text:p text:style-name="P37">notify yes;</text:p>
            <text:p text:style-name="P38"/>
            <text:p text:style-name="P39">};</text:p>
            <text:p text:style-name="P40"/>
            <text:p text:style-name="P41">zone "." in {</text:p>
            <text:p text:style-name="P42">type hint;</text:p>
            <text:p text:style-name="P43">file "named.root";</text:p>
            <text:p text:style-name="P44">};<text:line-break/><text:line-break/></text:p>
            <text:p text:style-name="P45"/>
            <text:soft-page-break/>
            <text:p text:style-name="P46"># Đoạn thêm</text:p>
            <text:p text:style-name="P47">zone "adminvietnam.org" in { <text:s text:c="27"/>## Forward Zone Name</text:p>
            <text:p text:style-name="P48">type master;</text:p>
            <text:p text:style-name="P49">file "adminvietnam.db"; <text:s text:c="32"/>## Forward Zone File</text:p>
            <text:p text:style-name="P50">};</text:p>
          </table:table-cell>
        </table:table-row>
        <table:table-row table:style-name="TableRow51">
          <table:table-cell table:style-name="TableCell52">
            <text:p text:style-name="P53"># Cấu hình theo dải mạng set ( dv:<text:s/>172.16.1.0/24), dải<text:s/>Forward Zone</text:p>
            <text:p text:style-name="P54">zone "adminvietnam.org" in { <text:s text:c="27"/>## Forward Zone Name</text:p>
            <text:p text:style-name="P55">type master;</text:p>
            <text:p text:style-name="P56">file "adminvietnam.db"; <text:s text:c="32"/>## Forward Zone File</text:p>
            <text:p text:style-name="P57">};</text:p>
          </table:table-cell>
        </table:table-row>
        <table:table-row table:style-name="TableRow58">
          <table:table-cell table:style-name="TableCell59">
            <text:p text:style-name="P60"># Cấu hình<text:s/>reverse zone</text:p>
            <text:p text:style-name="P61">zone "1.16.172.in-addr.arpa" in { <text:s text:c="22"/>## Reverse Zone Name</text:p>
            <text:p text:style-name="P62">type master; <text:s text:c="21"/></text:p>
            <text:p text:style-name="P63">file "1.16.172.db"; <text:s text:c="36"/>## Reverse Zone File</text:p>
            <text:p text:style-name="P64">};</text:p>
          </table:table-cell>
        </table:table-row>
        <table:table-row table:style-name="TableRow65">
          <table:table-cell table:style-name="TableCell66">
            <text:p text:style-name="P67"># Cấu hình local zone</text:p>
            <text:p text:style-name="P68">zone "localhost" in {</text:p>
            <text:p text:style-name="P69">type master;</text:p>
            <text:p text:style-name="P70">file "localhost.db";</text:p>
            <text:p text:style-name="P71">};</text:p>
            <text:p text:style-name="P72"/>
            <text:p text:style-name="P73">zone "0.0.127.in-addr.arpa" in {</text:p>
            <text:p text:style-name="P74">type master;</text:p>
            <text:p text:style-name="P75">file "0.0.127.db";</text:p>
            <text:p text:style-name="P76">};</text:p>
          </table:table-cell>
        </table:table-row>
      </table:table>
      <text:p text:style-name="Normal">- Set Zone trong thư mực (/var/named/XXX), để ý tên file config trong zone (main conf) trùng với tên file trong thư mục này.<text:s/>Đây là nơi lưu các record, DNS sẽ tìm kiếm record trong nay)</text:p>
      <text:p text:style-name="Normal"><text:tab/>+<text:s/>Truy vấn<text:s/>PC01.adminvietnam.org<text:s/>tương ứng với tìm ip, Dns sẽ tìm record này để trả lại<text:s/>ip cho request (/var/named/adminvietnam.db)</text:p>
      <table:table table:style-name="Table77">
        <table:table-columns>
          <table:table-column table:style-name="TableColumn78"/>
        </table:table-columns>
        <table:table-row table:style-name="TableRow79">
          <table:table-cell table:style-name="TableCell80">
            <text:p text:style-name="P81">$TTL <text:s text:c="4"/>86400</text:p>
            <text:p text:style-name="P82">@ <text:s text:c="7"/>IN <text:s text:c="8"/>SOA <text:s text:c="8"/>server.adminvietnam.org. root (</text:p>
            <text:p text:style-name="P83"><text:s text:c="32"/>3;</text:p>
            <text:p text:style-name="P84"><text:s text:c="32"/>28800;</text:p>
            <text:p text:style-name="P85"><text:s text:c="32"/>7200;</text:p>
            <text:p text:style-name="P86"><text:s text:c="32"/>604800;</text:p>
            <text:p text:style-name="P87"><text:s text:c="32"/>86400;</text:p>
            <text:p text:style-name="P88">)</text:p>
            <text:p text:style-name="P89"><text:s text:c="9"/>IN <text:s text:c="8"/>NS <text:s text:c="9"/>server.adminvietnam.org.</text:p>
            <text:p text:style-name="P90"><text:s text:c="9"/>IN <text:s text:c="8"/>MX 10 <text:s text:c="6"/>server</text:p>
            <text:p text:style-name="P91"><text:s text:c="9"/>IN <text:s text:c="8"/>A <text:s text:c="10"/>172.16.1.14</text:p>
            <text:soft-page-break/>
            <text:p text:style-name="P92">server <text:s text:c="2"/>IN <text:s text:c="8"/>A <text:s text:c="10"/>172.16.1.14</text:p>
            <text:p text:style-name="P93">www <text:s text:c="5"/>IN <text:s text:c="8"/>CNAME <text:s text:c="6"/>server</text:p>
            <text:p text:style-name="P94">ftp <text:s text:c="5"/>IN <text:s text:c="8"/>CNAME <text:s text:c="6"/>server</text:p>
            <text:p text:style-name="P95">mail <text:s text:c="4"/>IN <text:s text:c="8"/>CNAME <text:s text:c="6"/>server</text:p>
          </table:table-cell>
        </table:table-row>
      </table:table>
      <text:p text:style-name="Normal"><text:tab/>+<text:s/>Tạo file<text:s/>Reverse Zone. Khi request truy vấn ip, DNS sẽ tìm lại domain tương ứng (/var/named/1.16.172.db)</text:p>
      <table:table table:style-name="Table96">
        <table:table-columns>
          <table:table-column table:style-name="TableColumn97"/>
        </table:table-columns>
        <table:table-row table:style-name="TableRow98">
          <table:table-cell table:style-name="TableCell99">
            <text:p text:style-name="P100">$TTL <text:s text:c="7"/>86400</text:p>
            <text:p text:style-name="P101">@ <text:s text:c="10"/>IN <text:s text:c="7"/>SOA <text:s text:c="9"/>server.adminvietnam.org. root.(</text:p>
            <text:p text:style-name="P102"><text:s text:c="22"/>3;</text:p>
            <text:p text:style-name="P103"><text:s text:c="22"/>28800;</text:p>
            <text:p text:style-name="P104"><text:s text:c="22"/>7200;</text:p>
            <text:p text:style-name="P105"><text:s text:c="22"/>604800;</text:p>
            <text:p text:style-name="P106"><text:s text:c="22"/>86400;</text:p>
            <text:p text:style-name="P107">)</text:p>
            <text:p text:style-name="P108"/>
            <text:p text:style-name="P109">@ <text:s text:c="10"/>IN <text:s text:c="7"/>NS <text:s text:c="10"/>server.adminvietnam.org.</text:p>
            <text:p text:style-name="P110">14 <text:s text:c="9"/>IN <text:s text:c="7"/>PTR <text:s text:c="9"/>server.adminvietnam.org.</text:p>
          </table:table-cell>
        </table:table-row>
      </table:table>
      <text:p text:style-name="P111">+ Tạo<text:s/>Local Foward Zone File. Phân giải lại domain khi nhận ip 127.</text:p>
      <text:p text:style-name="P112">File:<text:s/>/var/named/1.16.172.db</text:p>
      <table:table table:style-name="Table113">
        <table:table-columns>
          <table:table-column table:style-name="TableColumn114"/>
        </table:table-columns>
        <table:table-row table:style-name="TableRow115">
          <table:table-cell table:style-name="TableCell116">
            <text:p text:style-name="P117">$TTL <text:s text:c="7"/>86400</text:p>
            <text:p text:style-name="P118">@ <text:s text:c="10"/>IN <text:s text:c="7"/>SOA <text:s text:c="9"/>server.adminvietnam.org. root.(</text:p>
            <text:p text:style-name="P119"><text:s text:c="22"/>3;</text:p>
            <text:p text:style-name="P120"><text:s text:c="22"/>28800;</text:p>
            <text:p text:style-name="P121"><text:s text:c="22"/>7200;</text:p>
            <text:p text:style-name="P122"><text:s text:c="22"/>604800;</text:p>
            <text:p text:style-name="P123"><text:s text:c="22"/>86400;</text:p>
            <text:p text:style-name="P124">)</text:p>
            <text:p text:style-name="P125"/>
            <text:p text:style-name="P126">@ <text:s text:c="10"/>IN <text:s text:c="7"/>NS <text:s text:c="10"/>server.adminvietnam.org.</text:p>
            <text:p text:style-name="P127">14 <text:s text:c="9"/>IN <text:s text:c="7"/>PTR <text:s text:c="9"/>server.adminvietnam.org.</text:p>
          </table:table-cell>
        </table:table-row>
      </table:table>
      <text:p text:style-name="Normal"><text:tab/>+ Tạo file<text:s/>Reverse Zone File<text:s/>cho local</text:p>
      <text:p text:style-name="Normal"><text:tab/>File:<text:s/>/var/named/localhost.db</text:p>
      <table:table table:style-name="Table128">
        <table:table-columns>
          <table:table-column table:style-name="TableColumn129"/>
        </table:table-columns>
        <table:table-row table:style-name="TableRow130">
          <table:table-cell table:style-name="TableCell131">
            <text:p text:style-name="P132">$TTL <text:s text:c="12"/>86400</text:p>
            <text:p text:style-name="P133">@ <text:s text:c="16"/>IN <text:s text:c="11"/>SOA <text:s text:c="9"/>@ <text:s text:c="13"/>root.(</text:p>
            <text:p text:style-name="P134"><text:s text:c="45"/>3;</text:p>
            <text:p text:style-name="P135"><text:s text:c="45"/>28800;</text:p>
            <text:p text:style-name="P136"><text:s text:c="45"/>7200;</text:p>
            <text:soft-page-break/>
            <text:p text:style-name="P137"><text:s text:c="45"/>604800;</text:p>
            <text:p text:style-name="P138"><text:s text:c="45"/>86400;</text:p>
            <text:p text:style-name="P139">)</text:p>
            <text:p text:style-name="P140"/>
            <text:p text:style-name="P141"><text:s text:c="19"/>IN <text:s text:c="12"/>NS <text:s text:c="9"/>@</text:p>
            <text:p text:style-name="P142"><text:s text:c="19"/>IN <text:s text:c="12"/>A <text:s text:c="10"/>127.0.0.1</text:p>
            <text:p text:style-name="P143"><text:s text:c="19"/>IN <text:s text:c="12"/>AAAA <text:s text:c="8"/>::1</text:p>
          </table:table-cell>
        </table:table-row>
      </table:table>
      <text:p text:style-name="Normal"><text:tab/>+ File<text:s/>Reverse Zone<text:s/>cho 127.0.0</text:p>
      <text:p text:style-name="Normal"><text:tab/>File:<text:s/>/var/named/0.0.127.db</text:p>
      <table:table table:style-name="Table144">
        <table:table-columns>
          <table:table-column table:style-name="TableColumn145"/>
        </table:table-columns>
        <table:table-row table:style-name="TableRow146">
          <table:table-cell table:style-name="TableCell147">
            <text:p text:style-name="P148">$TTL <text:s text:c="10"/>86400</text:p>
            <text:p text:style-name="P149">@ <text:s text:c="14"/>IN <text:s text:c="14"/>SOA <text:s text:c="13"/>localhost. root.localhost. (</text:p>
            <text:p text:style-name="P150"><text:s text:c="33"/>3;</text:p>
            <text:p text:style-name="P151"><text:s text:c="33"/>28800;</text:p>
            <text:p text:style-name="P152"><text:s text:c="33"/>7200;</text:p>
            <text:p text:style-name="P153"><text:s text:c="33"/>604800;</text:p>
            <text:p text:style-name="P154"><text:s text:c="33"/>86400;</text:p>
            <text:p text:style-name="P155">)</text:p>
            <text:p text:style-name="P156"/>
            <text:p text:style-name="P157"><text:s text:c="17"/>IN <text:s text:c="12"/>NS <text:s text:c="17"/>localhost.</text:p>
            <text:p text:style-name="P158">1 <text:s text:c="15"/>IN <text:s text:c="12"/>PTR <text:s text:c="16"/>localhost.</text:p>
          </table:table-cell>
        </table:table-row>
      </table:table>
      <text:p text:style-name="Normal">- Cấu hình firewall</text:p>
      <text:p text:style-name="Normal"><text:tab/>+ firewall-cmd --permanent --zone=public --add-service=dns</text:p>
      <text:p text:style-name="P159">+ firewall-cmd –reload</text:p>
      <text:p text:style-name="Normal">- Chạy service và cho phép service chạy khi boot</text:p>
      <text:p text:style-name="Normal"><text:tab/>+<text:s/>systemctl start named</text:p>
      <text:p text:style-name="Normal"><text:tab/>+<text:s/>systemctl start named</text:p>
      <text:p text:style-name="Normal">Nguồn:</text:p>
      <text:p text:style-name="Normal"><text:a xlink:href="https://www.adminvietnam.org/cau-hinh-dns-tren-centos-7/2218/" office:target-frame-name="_top" xlink:show="replace"><text:span text:style-name="Hyperlink">https://www.adminvietnam.org/cau-hinh-dns-tren-centos-7/2218/</text:span></text:a></text:p>
      <text:p text:style-name="Normal"><text:a xlink:href="https://www.server-world.info/en/note?os=CentOS_7&amp;p=dns&amp;f=1" office:target-frame-name="_top" xlink:show="replace"><text:span text:style-name="Hyperlink">https://www.server-world.info/en/note?os=CentOS_7&amp;p=dns&amp;f=1</text:span></text:a></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nsolas" svg:font-family="Consolas" style:font-family-generic="modern" style:font-pitch="fixed" svg:panose-1="2 11 6 9 2 2 4 3 2 4"/>
    <style:font-face style:name="SimSun" svg:font-family="SimSun" style:font-family-generic="system" style:font-pitch="variable" svg:panose-1="2 1 6 0 3 1 1 1 1 1"/>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Normal" style:display-name="Normal" style:family="paragraph">
      <style:text-properties style:font-name="Times New Roman" fo:font-size="13pt" style:font-size-asian="13pt"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TMLPreformatted" style:display-name="HTML Preformatted" style:family="paragraph" style:parent-style-name="Normal">
      <style:paragraph-properties fo:margin-bottom="0in" fo:line-height="100%"/>
      <style:text-properties style:font-name="Consolas" fo:font-size="10pt" style:font-size-asian="10pt" style:font-size-complex="10pt" fo:hyphenate="false"/>
    </style:style>
    <style:style style:name="HTMLPreformattedChar" style:display-name="HTML Preformatted Char" style:family="text" style:parent-style-name="DefaultParagraphFont">
      <style:text-properties style:font-name="Consolas" fo:font-size="10pt" style:font-size-asian="10pt" style:font-size-complex="10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Mention" style:display-name="Mention" style:family="text" style:parent-style-name="DefaultParagraphFont">
      <style:text-properties fo:color="#2B579A" fo:background-color="#E6E6E6"/>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guyễn Bá Thành</meta:initial-creator>
    <dc:creator>Nguyễn Bá Thành</dc:creator>
    <meta:creation-date>2017-04-23T18:18:00Z</meta:creation-date>
    <dc:date>2017-04-23T18:18:00Z</dc:date>
    <meta:template xlink:href="Normal.dotm" xlink:type="simple"/>
    <meta:editing-cycles>2</meta:editing-cycles>
    <meta:editing-duration>PT0S</meta:editing-duration>
    <meta:document-statistic meta:page-count="5" meta:paragraph-count="11" meta:word-count="887" meta:character-count="5936" meta:row-count="42" meta:non-whitespace-character-count="5060"/>
  </office:meta>
</office:document-meta>
</file>